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華康中圓體" svg:font-family="華康中圓體" style:font-family-generic="roman" style:font-pitch="variable"/>
    <style:font-face style:name="華康中圓體1" svg:font-family="華康中圓體" style:font-family-generic="system" style:font-pitch="variable"/>
  </office:font-face-decls>
  <office:automatic-styles>
    <style:style style:name="Table1" style:family="table">
      <style:table-properties style:width="17.752cm" fo:margin-left="1.15cm" table:align="left"/>
    </style:style>
    <style:style style:name="Table1.A" style:family="table-column">
      <style:table-column-properties style:column-width="1.9cm"/>
    </style:style>
    <style:style style:name="Table1.B" style:family="table-column">
      <style:table-column-properties style:column-width="15.85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4cm" fo:margin-left="1.291cm" table:align="left"/>
    </style:style>
    <style:style style:name="Table2.A" style:family="table-column">
      <style:table-column-properties style:column-width="3.6cm"/>
    </style:style>
    <style:style style:name="Table2.1" style:family="table-row">
      <style:table-row-properties style:min-row-height="0.68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font-size="24pt" style:font-size-asian="24pt" style:font-size-complex="24pt"/>
    </style:style>
    <style:style style:name="P2" style:family="paragraph" style:parent-style-name="Header">
      <style:paragraph-properties fo:text-align="end" style:justify-single-word="false"/>
      <style:text-properties officeooo:rsid="0014c5e1" officeooo:paragraph-rsid="0014c5e1"/>
    </style:style>
    <style:style style:name="P3" style:family="paragraph" style:parent-style-name="Heading_20_1">
      <style:text-properties fo:font-size="20pt" officeooo:rsid="0014c5e1" officeooo:paragraph-rsid="0014c5e1" style:font-size-asian="20pt" style:font-size-complex="20pt"/>
    </style:style>
    <style:style style:name="P4" style:family="paragraph" style:parent-style-name="Heading_20_1">
      <loext:graphic-properties draw:fill="none" draw:fill-gradient-name="gradient" draw:fill-hatch-name="hatch"/>
      <style:paragraph-properties fo:margin-top="0cm" fo:margin-bottom="0.247cm" style:contextual-spacing="false" fo:line-height="115%" fo:background-color="transparent">
        <style:tab-stops>
          <style:tab-stop style:position="0.397cm"/>
        </style:tab-stops>
      </style:paragraph-properties>
      <style:text-properties fo:font-size="20pt" officeooo:rsid="0014c5e1" officeooo:paragraph-rsid="001ba866" style:font-size-asian="20pt" style:font-size-complex="20pt"/>
    </style:style>
    <style:style style:name="P5" style:family="paragraph" style:parent-style-name="Heading_20_1">
      <loext:graphic-properties draw:fill="none" draw:fill-gradient-name="gradient" draw:fill-hatch-name="hatch"/>
      <style:paragraph-properties fo:margin-top="0cm" fo:margin-bottom="0.247cm" style:contextual-spacing="false" fo:line-height="115%" fo:background-color="transparent">
        <style:tab-stops>
          <style:tab-stop style:position="0.397cm"/>
        </style:tab-stops>
      </style:paragraph-properties>
      <style:text-properties officeooo:paragraph-rsid="001ba866"/>
    </style:style>
    <style:style style:name="P6" style:family="paragraph" style:parent-style-name="Heading_20_1">
      <style:text-properties officeooo:rsid="0028f35a" officeooo:paragraph-rsid="0028f35a"/>
    </style:style>
    <style:style style:name="P7" style:family="paragraph" style:parent-style-name="Heading_20_1">
      <style:text-properties officeooo:rsid="002d51e3" officeooo:paragraph-rsid="002d51e3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a82fd" officeooo:paragraph-rsid="001a82fd"/>
    </style:style>
    <style:style style:name="P10" style:family="paragraph" style:parent-style-name="Table_20_Contents">
      <style:text-properties officeooo:rsid="001a82fd" officeooo:paragraph-rsid="001a82fd"/>
    </style:style>
    <style:style style:name="P11" style:family="paragraph" style:parent-style-name="Table_20_Contents">
      <style:paragraph-properties fo:text-align="center" style:justify-single-word="false"/>
      <style:text-properties officeooo:rsid="001b884f" officeooo:paragraph-rsid="001b884f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417eb" officeooo:paragraph-rsid="002417e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24585e" officeooo:paragraph-rsid="0024585e"/>
    </style:style>
    <style:style style:name="P15" style:family="paragraph" style:parent-style-name="Text_20_body" style:list-style-name="L1" style:master-page-name="">
      <loext:graphic-properties draw:fill="none" draw:fill-gradient-name="gradient" draw:fill-hatch-name="hatch"/>
      <style:paragraph-properties fo:margin-top="0cm" fo:margin-bottom="0.247cm" style:contextual-spacing="false" fo:line-height="115%" style:page-number="auto" fo:background-color="transparent">
        <style:tab-stops>
          <style:tab-stop style:position="0.397cm"/>
        </style:tab-stops>
      </style:paragraph-properties>
      <style:text-properties officeooo:paragraph-rsid="0014cc83"/>
    </style:style>
    <style:style style:name="P16" style:family="paragraph" style:parent-style-name="Text_20_body" style:list-style-name="L1">
      <loext:graphic-properties draw:fill="none" draw:fill-gradient-name="gradient" draw:fill-hatch-name="hatch"/>
      <style:paragraph-properties fo:margin-top="0cm" fo:margin-bottom="0.247cm" style:contextual-spacing="false" fo:line-height="115%" fo:background-color="transparent">
        <style:tab-stops>
          <style:tab-stop style:position="0.397cm"/>
        </style:tab-stops>
      </style:paragraph-properties>
      <style:text-properties officeooo:rsid="0019f0db" officeooo:paragraph-rsid="0019f0db"/>
    </style:style>
    <style:style style:name="P17" style:family="paragraph" style:parent-style-name="Text_20_body" style:list-style-name="L2" style:master-page-name="">
      <loext:graphic-properties draw:fill-gradient-name="gradient" draw:fill-hatch-name="hatch"/>
      <style:paragraph-properties fo:margin-top="0cm" fo:margin-bottom="0cm" style:contextual-spacing="false" fo:line-height="100%" style:page-number="auto">
        <style:tab-stops>
          <style:tab-stop style:position="-0.586cm"/>
        </style:tab-stops>
      </style:paragraph-properties>
      <style:text-properties officeooo:rsid="001c44f4" officeooo:paragraph-rsid="001c44f4"/>
    </style:style>
    <style:style style:name="P1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 fo:line-height="100%">
        <style:tab-stops/>
      </style:paragraph-properties>
      <style:text-properties officeooo:rsid="001d3ef1" officeooo:paragraph-rsid="001d3ef1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/>
      </style:paragraph-properties>
      <style:text-properties officeooo:rsid="001d3ef1" officeooo:paragraph-rsid="001d3ef1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1.3cm" fo:margin-right="0cm" fo:margin-top="0cm" fo:margin-bottom="0cm" style:contextual-spacing="false" fo:line-height="100%" fo:text-indent="0cm" style:auto-text-indent="false" style:page-number="auto" fo:background-color="transparent">
        <style:tab-stops/>
      </style:paragraph-properties>
      <style:text-properties officeooo:rsid="001d3ef1" officeooo:paragraph-rsid="001d3ef1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1.3cm" fo:margin-right="0cm" fo:margin-top="0cm" fo:margin-bottom="0cm" style:contextual-spacing="false" fo:line-height="100%" fo:text-indent="0cm" style:auto-text-indent="false" fo:background-color="transparent">
        <style:tab-stops/>
      </style:paragraph-properties>
      <style:text-properties officeooo:rsid="001d3ef1" officeooo:paragraph-rsid="001d3ef1"/>
    </style:style>
    <style:style style:name="P22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20d361"/>
    </style:style>
    <style:style style:name="P23" style:family="paragraph" style:parent-style-name="Text_20_body" style:list-style-name="L2">
      <loext:graphic-properties draw:fill-gradient-name="gradient" draw:fill-hatch-name="hatch"/>
      <style:paragraph-properties fo:line-height="100%"/>
    </style:style>
    <style:style style:name="P2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29a1b" officeooo:paragraph-rsid="00229a1b"/>
    </style:style>
    <style:style style:name="P26" style:family="paragraph" style:parent-style-name="Text_20_body" style:list-style-name="L2">
      <loext:graphic-properties draw:fill="none" draw:fill-gradient-name="gradient" draw:fill-hatch-name="hatch"/>
      <style:paragraph-properties fo:margin-top="0cm" fo:margin-bottom="0cm" style:contextual-spacing="false" fo:line-height="100%" fo:background-color="transparent">
        <style:tab-stops/>
      </style:paragraph-properties>
      <style:text-properties officeooo:rsid="002aa0ba" officeooo:paragraph-rsid="002aa0ba"/>
    </style:style>
    <style:style style:name="P27" style:family="paragraph" style:parent-style-name="Text_20_body" style:list-style-name="L13">
      <loext:graphic-properties draw:fill="none" draw:fill-gradient-name="gradient" draw:fill-hatch-name="hatch"/>
      <style:paragraph-properties fo:margin-top="0cm" fo:margin-bottom="0cm" style:contextual-spacing="false" fo:line-height="100%" fo:background-color="transparent">
        <style:tab-stops/>
      </style:paragraph-properties>
      <style:text-properties officeooo:rsid="002aa0ba" officeooo:paragraph-rsid="002aa0ba"/>
    </style:style>
    <style:style style:name="P28" style:family="paragraph" style:parent-style-name="Text_20_body" style:list-style-name="L2">
      <loext:graphic-properties draw:fill="none" draw:fill-gradient-name="gradient" draw:fill-hatch-name="hatch"/>
      <style:paragraph-properties fo:margin-top="0cm" fo:margin-bottom="0cm" style:contextual-spacing="false" fo:line-height="100%" fo:background-color="transparent">
        <style:tab-stops/>
      </style:paragraph-properties>
      <style:text-properties officeooo:rsid="003010b9" officeooo:paragraph-rsid="003010b9"/>
    </style:style>
    <style:style style:name="P29" style:family="paragraph" style:parent-style-name="Text_20_body" style:list-style-name="L23">
      <loext:graphic-properties draw:fill="none" draw:fill-gradient-name="gradient" draw:fill-hatch-name="hatch"/>
      <style:paragraph-properties fo:margin-top="0cm" fo:margin-bottom="0cm" style:contextual-spacing="false" fo:line-height="100%" fo:background-color="transparent">
        <style:tab-stops/>
      </style:paragraph-properties>
      <style:text-properties officeooo:rsid="00313b60" officeooo:paragraph-rsid="00313b60"/>
    </style:style>
    <style:style style:name="T1" style:family="text">
      <style:text-properties officeooo:rsid="0014cc83"/>
    </style:style>
    <style:style style:name="T2" style:family="text">
      <style:text-properties fo:font-variant="normal" fo:text-transform="none" fo:color="#202122" loext:opacity="100%" style:font-name="sans-serif" fo:font-size="11.25pt" fo:letter-spacing="normal" fo:font-style="normal" fo:font-weight="normal"/>
    </style:style>
    <style:style style:name="T3" style:family="text">
      <style:text-properties fo:font-variant="normal" fo:text-transform="none" fo:color="#202122" loext:opacity="100%" style:font-name="sans-serif" fo:font-size="11.25pt" fo:letter-spacing="normal" fo:font-style="normal" fo:font-weight="normal" officeooo:rsid="0020d361"/>
    </style:style>
    <style:style style:name="T4" style:family="text">
      <style:text-properties fo:font-variant="normal" fo:text-transform="none" fo:color="#202122" loext:opacity="100%" style:font-name="sans-serif" fo:font-size="11.25pt" fo:letter-spacing="normal" fo:font-style="normal" fo:font-weight="normal" officeooo:rsid="00229a1b"/>
    </style:style>
    <style:style style:name="T5" style:family="text">
      <style:text-properties fo:font-size="20pt" officeooo:rsid="0014c5e1" style:font-size-asian="20pt" style:font-size-complex="20pt"/>
    </style:style>
    <style:style style:name="T6" style:family="text">
      <style:text-properties fo:font-size="20pt" officeooo:rsid="001ba866" style:font-size-asian="20pt" style:font-size-complex="20pt"/>
    </style:style>
    <style:style style:name="T7" style:family="text">
      <style:text-properties fo:font-size="20pt" officeooo:rsid="001fdaee" style:font-size-asian="20pt" style:font-size-complex="20pt"/>
    </style:style>
    <style:style style:name="T8" style:family="text">
      <style:text-properties officeooo:rsid="001d3ef1"/>
    </style:style>
    <style:style style:name="T9" style:family="text">
      <style:text-properties officeooo:rsid="0020d361"/>
    </style:style>
    <style:style style:name="T10" style:family="text">
      <style:text-properties officeooo:rsid="0022ede4"/>
    </style:style>
    <style:style style:name="T11" style:family="text">
      <style:text-properties officeooo:rsid="0024585e"/>
    </style:style>
    <style:style style:name="T12" style:family="text">
      <style:text-properties style:font-name="Liberation Serif1"/>
    </style:style>
    <style:style style:name="T13" style:family="text">
      <style:text-properties officeooo:rsid="0025e486"/>
    </style:style>
    <style:style style:name="T14" style:family="text">
      <style:text-properties officeooo:rsid="002731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52cm" fo:margin-left="1.9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316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921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第一章 緒論</text:p>
      <text:h text:style-name="P3" text:outline-level="1"><text:bookmark-start text:name="__DdeLink__5704_3522928797"/>1-1 物理學簡介<text:bookmark-end text:name="__DdeLink__5704_3522928797"/></text:h>
      <text:list xml:id="list3856702588" text:style-name="L1">
        <text:list-item>
          <text:p text:style-name="P15"><text:bookmark-start text:name="__DdeLink__5708_3522928797"/><text:bookmark-start text:name="__DdeLink__5706_3522928797"/><text:span text:style-name="T1">物理學(Physics) </text:span><text:bookmark-end text:name="__DdeLink__5708_3522928797"/><text:span text:style-name="T1">, <text:s/>源自古希臘文「</text:span><text:span text:style-name="T2">φυσική</text:span><text:span text:style-name="T1">」, 意為「自然」，象徵物理學的目標 - 「利用觀察及歸納來理解宇宙萬物運行的規</text:span><text:bookmark-end text:name="__DdeLink__5706_3522928797"/><text:span text:style-name="T1">則」。</text:span></text:p>
        </text:list-item>
        <text:list-item>
          <text:p text:style-name="P16">物理編年史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232469873968">
          <table:table-cell table:style-name="Table1.A1" office:value-type="string">
            <text:p text:style-name="P9">1619</text:p>
          </table:table-cell>
          <table:table-cell table:style-name="Table1.B1" office:value-type="string">
            <text:p text:style-name="P10">克卜勒(Kepler,Germany) 先後於1609 和 1619 分別提出第一、二, 以及第三行星運動定律</text:p>
          </table:table-cell>
        </table:table-row>
        <table:table-row table:style-name="TableLine94232469873968">
          <table:table-cell table:style-name="Table1.A7" office:value-type="string">
            <text:p text:style-name="P11">1675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32469873968">
          <table:table-cell table:style-name="Table1.A7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</table:table-row>
        <table:table-row table:style-name="TableLine94232469873968">
          <table:table-cell table:style-name="Table1.A7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</table:table-row>
        <table:table-row table:style-name="TableLine94232469873968">
          <table:table-cell table:style-name="Table1.A7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</table:table-row>
        <table:table-row table:style-name="TableLine94232469873968">
          <table:table-cell table:style-name="Table1.A7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</table:table-row>
        <table:table-row table:style-name="TableLine94232469873968"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</table:table-row>
      </table:table>
      <text:h text:style-name="P4" text:outline-level="1"/>
      <text:h text:style-name="P5" text:outline-level="1"><text:span text:style-name="T5">1-</text:span><text:span text:style-name="T6">2</text:span><text:span text:style-name="T5"> 物理量</text:span><text:span text:style-name="T7">(physical quntity)</text:span><text:span text:style-name="T5">的單位與因次</text:span></text:h>
      <text:list xml:id="list4079909099" text:style-name="L2">
        <text:list-item>
          <text:p text:style-name="P23">物理是一門實驗科學, 其中包含許多測量及計算, 而在使用其物理量時, 必須包含「數值與單位」。單位會影響數值的表現形式 , 由此統一單位的重要性可見一斑。物理被稱為一種「量的科學」</text:p>
        </text:list-item>
        <text:list-item>
          <text:p text:style-name="P24">物理學上有三大常用的基本量，長度<text:span text:style-name="T9">(length)、質量(mass)、時間(time)。而在工程領域或理學領域又基於基本量大小分成三種單位制 – CGS 和 MKS</text:span></text:p>
        </text:list-item>
      </text:list>
      <text:list xml:id="list1186497467" text:style-name="L3">
        <text:list-item>
          <text:p text:style-name="P22"><text:span text:style-name="T9">CGS - C</text:span><text:span text:style-name="T2">entimetre-</text:span><text:span text:style-name="T3">G</text:span><text:span text:style-name="T2">ram-</text:span><text:span text:style-name="T3">S</text:span><text:span text:style-name="T2">econd system</text:span></text:p>
        </text:list-item>
        <text:list-item>
          <text:p text:style-name="P22"><text:span text:style-name="T3">MKS - </text:span><text:span text:style-name="T4">M</text:span><text:span text:style-name="T2">eter-</text:span><text:span text:style-name="T4">K</text:span><text:span text:style-name="T2">ilogram-</text:span><text:span text:style-name="T4">S</text:span><text:span text:style-name="T2">econd system</text:span></text:p>
        </text:list-item>
      </text:list>
      <text:p text:style-name="P25"><text:span text:style-name="T2"><text:tab/>以上兩種單位制度至後期逐漸被國際基本單位制(SI)取代，SI 單位制在MKS制的基礎上加上了電流、</text:span></text:p>
      <text:p text:style-name="P25"><text:span text:style-name="T2"><text:tab/>熱力溫度、物質數量、發光強度，四種基本量。</text:span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list xml:id="list215815784047758" text:continue-list="list4079909099" text:style-name="L2">
        <text:list-item>
          <text:p text:style-name="P17"><text:soft-page-break/>國際基本單位制(<text:span text:style-name="T10">The International System of Units, </text:span>S<text:span text:style-name="T8">I</text:span>):</text:p>
          <text:p text:style-name="P18">由國際度量衡大會討論、定義並發布, 現已被大部分國家採用，其中有七個基本物理量</text:p>
          <text:p text:style-name="P18"/>
        </text:list-item>
      </text:list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2">基本量</text:p>
          </table:table-cell>
          <table:table-cell table:style-name="Table2.A1" office:value-type="string">
            <text:p text:style-name="P13">基本單位</text:p>
          </table:table-cell>
          <table:table-cell table:style-name="Table2.A1" office:value-type="string">
            <text:p text:style-name="P13">符號</text:p>
          </table:table-cell>
          <table:table-cell table:style-name="Table2.D1" office:value-type="string">
            <text:p text:style-name="P13">因次</text:p>
          </table:table-cell>
        </table:table-row>
        <table:table-row table:style-name="Table2.1">
          <table:table-cell table:style-name="Table2.A2" office:value-type="string">
            <text:p text:style-name="P8">長度</text:p>
          </table:table-cell>
          <table:table-cell table:style-name="Table2.A2" office:value-type="string">
            <text:p text:style-name="P8"><text:span text:style-name="T11">公尺(</text:span><text:span text:style-name="T13">Meter</text:span><text:span text:style-name="T11">)</text:span></text:p>
          </table:table-cell>
          <table:table-cell table:style-name="Table2.A2" office:value-type="string">
            <text:p text:style-name="P14">m</text:p>
          </table:table-cell>
          <table:table-cell table:style-name="Table2.D2" office:value-type="string">
            <text:p text:style-name="P14">[L]</text:p>
          </table:table-cell>
        </table:table-row>
        <table:table-row table:style-name="Table2.1">
          <table:table-cell table:style-name="Table2.A2" office:value-type="string">
            <text:p text:style-name="P14">質量</text:p>
          </table:table-cell>
          <table:table-cell table:style-name="Table2.A2" office:value-type="string">
            <text:p text:style-name="P8">公斤<text:span text:style-name="T13">(Kilogram)</text:span></text:p>
          </table:table-cell>
          <table:table-cell table:style-name="Table2.A2" office:value-type="string">
            <text:p text:style-name="P14">Kg</text:p>
          </table:table-cell>
          <table:table-cell table:style-name="Table2.D2" office:value-type="string">
            <text:p text:style-name="P14">[M]</text:p>
          </table:table-cell>
        </table:table-row>
        <table:table-row table:style-name="Table2.1">
          <table:table-cell table:style-name="Table2.A2" office:value-type="string">
            <text:p text:style-name="P8">時間</text:p>
          </table:table-cell>
          <table:table-cell table:style-name="Table2.A2" office:value-type="string">
            <text:p text:style-name="P8">秒<text:span text:style-name="T13">(Second)</text:span></text:p>
          </table:table-cell>
          <table:table-cell table:style-name="Table2.A2" office:value-type="string">
            <text:p text:style-name="P14">s</text:p>
          </table:table-cell>
          <table:table-cell table:style-name="Table2.D2" office:value-type="string">
            <text:p text:style-name="P14">[T]</text:p>
          </table:table-cell>
        </table:table-row>
        <table:table-row table:style-name="Table2.1">
          <table:table-cell table:style-name="Table2.A2" office:value-type="string">
            <text:p text:style-name="P8">電流</text:p>
          </table:table-cell>
          <table:table-cell table:style-name="Table2.A2" office:value-type="string">
            <text:p text:style-name="P8">安培<text:span text:style-name="T13">(Ampere)</text:span></text:p>
          </table:table-cell>
          <table:table-cell table:style-name="Table2.A2" office:value-type="string">
            <text:p text:style-name="P14">A</text:p>
          </table:table-cell>
          <table:table-cell table:style-name="Table2.D2" office:value-type="string">
            <text:p text:style-name="P14">[I]</text:p>
          </table:table-cell>
        </table:table-row>
        <table:table-row table:style-name="Table2.1">
          <table:table-cell table:style-name="Table2.A2" office:value-type="string">
            <text:p text:style-name="P8">熱力溫度</text:p>
          </table:table-cell>
          <table:table-cell table:style-name="Table2.A2" office:value-type="string">
            <text:p text:style-name="P8">絕對溫度<text:span text:style-name="T13">(Kelvin)</text:span></text:p>
          </table:table-cell>
          <table:table-cell table:style-name="Table2.A2" office:value-type="string">
            <text:p text:style-name="P14">K</text:p>
          </table:table-cell>
          <table:table-cell table:style-name="Table2.D2" office:value-type="string">
            <text:p text:style-name="P14">[<text:span text:style-name="T12">θ</text:span>]</text:p>
          </table:table-cell>
        </table:table-row>
        <table:table-row table:style-name="Table2.1">
          <table:table-cell table:style-name="Table2.A2" office:value-type="string">
            <text:p text:style-name="P8">物質數量</text:p>
          </table:table-cell>
          <table:table-cell table:style-name="Table2.A2" office:value-type="string">
            <text:p text:style-name="P8">莫耳<text:span text:style-name="T13">(Mole)</text:span></text:p>
          </table:table-cell>
          <table:table-cell table:style-name="Table2.A2" office:value-type="string">
            <text:p text:style-name="P14">Mole</text:p>
          </table:table-cell>
          <table:table-cell table:style-name="Table2.D2" office:value-type="string">
            <text:p text:style-name="P14">[N]</text:p>
          </table:table-cell>
        </table:table-row>
        <table:table-row table:style-name="Table2.1">
          <table:table-cell table:style-name="Table2.A2" office:value-type="string">
            <text:p text:style-name="P8">發光強度</text:p>
          </table:table-cell>
          <table:table-cell table:style-name="Table2.A2" office:value-type="string">
            <text:p text:style-name="P8">燭光<text:span text:style-name="T13">(Candle)</text:span></text:p>
          </table:table-cell>
          <table:table-cell table:style-name="Table2.A2" office:value-type="string">
            <text:p text:style-name="P14">Cd</text:p>
          </table:table-cell>
          <table:table-cell table:style-name="Table2.D2" office:value-type="string">
            <text:p text:style-name="P14">[J]</text:p>
          </table:table-cell>
        </table:table-row>
      </table:table>
      <text:p text:style-name="P19"/>
      <text:p text:style-name="P19"><text:tab/>以上稱為七大基本量，而由這七個基本量可以依定義組成物理上所使用的其他單位，稱為「導出量」。</text:p>
      <text:p text:style-name="P20">如：庫倫的定義為「在通有<text:span text:style-name="T14">1安培電流的導線上，單位時間(s)通過固定截面積的電荷量</text:span>」，由此可知 <text:span text:style-name="T14">1C = 1A/1s ，其他以此類推。</text:span></text:p>
      <text:p text:style-name="P21"/>
      <text:list xml:id="list215816304440851" text:continue-numbering="true" text:style-name="L2">
        <text:list-item>
          <text:p text:style-name="P26">各種基本量的單位</text:p>
        </text:list-item>
      </text:list>
      <text:list xml:id="list908842861" text:style-name="L23">
        <text:list-item>
          <text:p text:style-name="P29">長度</text:p>
        </text:list-item>
        <text:list-item>
          <text:p text:style-name="P29">時間</text:p>
        </text:list-item>
        <text:list-item>
          <text:p text:style-name="P29">質量</text:p>
        </text:list-item>
      </text:list>
      <text:list xml:id="list215815806891585" text:continue-list="list215816304440851" text:style-name="L2">
        <text:list-item>
          <text:p text:style-name="P28">前綴詞</text:p>
        </text:list-item>
        <text:list-item>
          <text:p text:style-name="P28">常用單位換算</text:p>
        </text:list-item>
      </text:list>
      <text:h text:style-name="P6" text:outline-level="1">1-3 度量之極限、不確定度與有效數字</text:h>
      <text:h text:style-name="P7" text:outline-level="1">1-4 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華康中圓體" svg:font-family="華康中圓體" style:font-family-generic="roman" style:font-pitch="variable"/>
    <style:font-face style:name="華康中圓體1" svg:font-family="華康中圓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c5e1" officeooo:paragraph-rsid="0014c5e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98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第一章 <text:s/>緒 論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20:45:01.350177097</meta:creation-date>
    <dc:date>2022-04-04T21:58:13.946023692</dc:date>
    <meta:editing-duration>PT3M56S</meta:editing-duration>
    <meta:editing-cycles>1</meta:editing-cycles>
    <meta:document-statistic meta:table-count="2" meta:image-count="0" meta:object-count="0" meta:page-count="2" meta:paragraph-count="59" meta:word-count="599" meta:character-count="905" meta:non-whitespace-character-count="856"/>
    <meta:generator>LibreOffice/7.2.6.2$Linux_X86_64 LibreOffice_project/20$Build-2</meta:generator>
  </office:meta>
</office:document-meta>
</file>